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1.66mm"/>
    </style:style>
    <style:style style:name="co2" style:family="table-column">
      <style:table-column-properties fo:break-before="auto" style:column-width="97.03mm"/>
    </style:style>
    <style:style style:name="co3" style:family="table-column">
      <style:table-column-properties fo:break-before="auto" style:column-width="31.4mm"/>
    </style:style>
    <style:style style:name="co4" style:family="table-column">
      <style:table-column-properties fo:break-before="auto" style:column-width="30.8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Ajouter des séries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Lettre de la tâche</text:p>
          </table:table-cell>
          <table:table-cell office:value-type="string" calcext:value-type="string">
            <text:p>Nom de la tâche</text:p>
          </table:table-cell>
          <table:table-cell office:value-type="string" calcext:value-type="string">
            <text:p>Tâche précédente</text:p>
          </table:table-cell>
          <table:table-cell office:value-type="string" calcext:value-type="string">
            <text:p>Durée de la tâch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Wireframe de la page « AjoutSéries »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Style tiles de la page « AjoutSéries »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onception liaison base de données – Table « AjoutSéries »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onception liaison au contrôleur « AjoutSéries »</text:p>
          </table:table-cell>
          <table:table-cell table:style-name="ce1"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Réalisation du front de <text:s/>« AjoutSéries »</text:p>
          </table:table-cell>
          <table:table-cell table:style-name="ce1" office:value-type="string" calcext:value-type="string">
            <text:p>A, B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éalisation du modèle « AjoutSéries »</text:p>
          </table:table-cell>
          <table:table-cell table:style-name="ce1"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éalisation du contrôleur AjoutSéries</text:p>
          </table:table-cell>
          <table:table-cell table:style-name="ce1" office:value-type="string" calcext:value-type="string">
            <text:p>F, D</text:p>
          </table:table-cell>
          <table:table-cell/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4T13:47:34.961502533</meta:creation-date>
    <meta:generator>LibreOffice/5.1.4.2$Linux_X86_64 LibreOffice_project/10m0$Build-2</meta:generator>
    <dc:date>2017-01-04T14:14:52.469729216</dc:date>
    <meta:editing-duration>PT1M19S</meta:editing-duration>
    <meta:editing-cycles>1</meta:editing-cycles>
    <meta:document-statistic meta:table-count="1" meta:cell-count="26" meta:object-count="0"/>
  </office:meta>
</office:document-meta>
</file>